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3.891cm" table:align="left"/>
    </style:style>
    <style:style style:name="Tabla1.A" style:family="table-column">
      <style:table-column-properties style:column-width="1.905cm"/>
    </style:style>
    <style:style style:name="Tabla1.B" style:family="table-column">
      <style:table-column-properties style:column-width="3.016cm"/>
    </style:style>
    <style:style style:name="Tabla1.C" style:family="table-column">
      <style:table-column-properties style:column-width="1.482cm"/>
    </style:style>
    <style:style style:name="Tabla1.D" style:family="table-column">
      <style:table-column-properties style:column-width="0.046cm"/>
    </style:style>
    <style:style style:name="Tabla1.E" style:family="table-column">
      <style:table-column-properties style:column-width="1.801cm"/>
    </style:style>
    <style:style style:name="Tabla1.F" style:family="table-column">
      <style:table-column-properties style:column-width="1.857cm"/>
    </style:style>
    <style:style style:name="Tabla1.H" style:family="table-column">
      <style:table-column-properties style:column-width="1.879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H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H2" style:family="table-cell">
      <style:table-cell-properties fo:padding="0.097cm" fo:border-left="0.5pt solid #000000" fo:border-right="0.5pt solid #000000" fo:border-top="none" fo:border-bottom="0.5pt solid #000000"/>
    </style:style>
    <style:style style:name="Tabla1.6" style:family="table-row">
      <style:table-row-properties style:min-row-height="0.915cm"/>
    </style:style>
    <style:style style:name="P1" style:family="paragraph" style:parent-style-name="Standard">
      <style:text-properties officeooo:paragraph-rsid="0018daa6"/>
    </style:style>
    <style:style style:name="P2" style:family="paragraph" style:parent-style-name="Standard">
      <style:text-properties officeooo:rsid="001ac7ae" officeooo:paragraph-rsid="001ac7ae"/>
    </style:style>
    <style:style style:name="P3" style:family="paragraph" style:parent-style-name="Table_20_Contents">
      <style:text-properties officeooo:rsid="0018daa6" officeooo:paragraph-rsid="0018daa6"/>
    </style:style>
    <style:style style:name="P4" style:family="paragraph" style:parent-style-name="Table_20_Contents">
      <style:paragraph-properties fo:text-align="center" style:justify-single-word="false"/>
      <style:text-properties officeooo:rsid="0018daa6" officeooo:paragraph-rsid="0018daa6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paragraph-rsid="0018f534"/>
    </style:style>
    <style:style style:name="P7" style:family="paragraph" style:parent-style-name="Table_20_Contents">
      <style:text-properties officeooo:rsid="0018f534" officeooo:paragraph-rsid="0018f534"/>
    </style:style>
    <style:style style:name="P8" style:family="paragraph" style:parent-style-name="Table_20_Contents">
      <style:text-properties fo:font-weight="bold" officeooo:rsid="0018f534" officeooo:paragraph-rsid="0018f534" style:font-weight-asian="bold" style:font-weight-complex="bold"/>
    </style:style>
    <style:style style:name="P9" style:family="paragraph" style:parent-style-name="Table_20_Contents">
      <style:text-properties officeooo:rsid="001ac7ae" officeooo:paragraph-rsid="001ac7ae"/>
    </style:style>
    <style:style style:name="T1" style:family="text">
      <style:text-properties officeooo:rsid="0018daa6"/>
    </style:style>
    <style:style style:name="T2" style:family="text">
      <style:text-properties officeooo:rsid="001ac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ACTURA</text:p>
      <text:p text:style-name="Standard"/>
      <text:p text:style-name="P2"/>
      <text:p text:style-name="P2"/>
      <text:p text:style-name="P2">Nike</text:p>
      <text:p text:style-name="Standard"/>
      <text:p text:style-name="Standard"/>
      <text:p text:style-name="Standard"><text:span text:style-name="T2">Empleat Nike</text:span> <text:s text:c="25"/>NIF 45212085J</text:p>
      <text:p text:style-name="Standard"/>
      <text:p text:style-name="Standard"/>
      <text:p text:style-name="Standard"/>
      <text:p text:style-name="Standard">C. del Carme, 24. 07702 Maó. Tel. 552588445</text:p>
      <text:p text:style-name="Standard"/>
      <text:p text:style-name="Standard"/>
      <text:p text:style-name="Standard"/>
      <text:p text:style-name="Standard">FACTURA NÚM.: 1.256 25 de juny de 20<text:span text:style-name="T2">23</text:span></text:p>
      <text:p text:style-name="Standard"/>
      <text:p text:style-name="P1"/>
      <text:p text:style-name="P1"/>
      <text:p text:style-name="P1">Client/a: <text:span text:style-name="T1">Alvaro Sintes <text:s text:c="18"/>NIF: 55565687K</text:span></text:p>
      <text:p text:style-name="P1"/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A"/>
        <table:table-column table:style-name="Tabla1.H"/>
        <table:table-row>
          <table:table-cell table:style-name="Tabla1.A1" office:value-type="string">
            <text:p text:style-name="P3">Codi</text:p>
          </table:table-cell>
          <table:table-cell table:style-name="Tabla1.A1" office:value-type="string">
            <text:p text:style-name="P3">Producte</text:p>
          </table:table-cell>
          <table:table-cell table:style-name="Tabla1.A1" table:number-columns-spanned="2" office:value-type="string">
            <text:p text:style-name="P3">Quantitat</text:p>
          </table:table-cell>
          <table:covered-table-cell/>
          <table:table-cell table:style-name="Tabla1.A1" office:value-type="string">
            <text:p text:style-name="P3">Preu unitat</text:p>
          </table:table-cell>
          <table:table-cell table:style-name="Tabla1.A1" office:value-type="string">
            <text:p text:style-name="P3">Preu total</text:p>
          </table:table-cell>
          <table:table-cell table:style-name="Tabla1.A1" office:value-type="string">
            <text:p text:style-name="P3">DTE</text:p>
          </table:table-cell>
          <table:table-cell table:style-name="Tabla1.H1" office:value-type="string">
            <text:p text:style-name="P3">TOTAL</text:p>
          </table:table-cell>
        </table:table-row>
        <table:table-row>
          <table:table-cell table:style-name="Tabla1.A2" office:value-type="string">
            <text:p text:style-name="P5">123935</text:p>
          </table:table-cell>
          <table:table-cell table:style-name="Tabla1.A2" office:value-type="string">
            <text:p text:style-name="Table_20_Contents">Abric talla S</text:p>
          </table:table-cell>
          <table:table-cell table:style-name="Tabla1.A2" table:number-columns-spanned="2" office:value-type="string">
            <text:p text:style-name="P4">2</text:p>
          </table:table-cell>
          <table:covered-table-cell/>
          <table:table-cell table:style-name="Tabla1.A2" office:value-type="string">
            <text:p text:style-name="Table_20_Contents">14,99€</text:p>
          </table:table-cell>
          <table:table-cell table:style-name="Tabla1.A2" office:value-type="string">
            <text:p text:style-name="Table_20_Contents">29,98€</text:p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P6">29,98€</text:p>
          </table:table-cell>
        </table:table-row>
        <table:table-row>
          <table:table-cell table:style-name="Tabla1.A2" office:value-type="string">
            <text:p text:style-name="P5">123936</text:p>
          </table:table-cell>
          <table:table-cell table:style-name="Tabla1.A2" office:value-type="string">
            <text:p text:style-name="Table_20_Contents">Sabates talla 36</text:p>
          </table:table-cell>
          <table:table-cell table:style-name="Tabla1.A2" table:number-columns-spanned="2" office:value-type="string">
            <text:p text:style-name="P4">1</text:p>
          </table:table-cell>
          <table:covered-table-cell/>
          <table:table-cell table:style-name="Tabla1.A2" office:value-type="string">
            <text:p text:style-name="Table_20_Contents">29,15€</text:p>
          </table:table-cell>
          <table:table-cell table:style-name="Tabla1.A2" office:value-type="string">
            <text:p text:style-name="Table_20_Contents">29,15€</text:p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P6">29,15€</text:p>
          </table:table-cell>
        </table:table-row>
        <table:table-row>
          <table:table-cell table:style-name="Tabla1.A2" office:value-type="string">
            <text:p text:style-name="P5">123937</text:p>
          </table:table-cell>
          <table:table-cell table:style-name="Tabla1.A2" office:value-type="string">
            <text:p text:style-name="P9">Camiseta basica</text:p>
          </table:table-cell>
          <table:table-cell table:style-name="Tabla1.A2" table:number-columns-spanned="2" office:value-type="string">
            <text:p text:style-name="P4">3</text:p>
          </table:table-cell>
          <table:covered-table-cell/>
          <table:table-cell table:style-name="Tabla1.A2" office:value-type="string">
            <text:p text:style-name="Table_20_Contents">25,66€</text:p>
          </table:table-cell>
          <table:table-cell table:style-name="Tabla1.A2" office:value-type="string">
            <text:p text:style-name="Table_20_Contents">76,98€</text:p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>76,98€</text:p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Table_20_Contents"/>
          </table:table-cell>
          <table:table-cell table:style-name="Tabla1.A2" table:number-columns-spanned="2" office:value-type="string">
            <text:p text:style-name="P4"/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8">SUMA</text:p>
          </table:table-cell>
          <table:table-cell table:style-name="Tabla1.H2" office:value-type="string">
            <text:p text:style-name="P7">136,11</text:p>
          </table:table-cell>
        </table:table-row>
        <table:table-row table:style-name="Tabla1.6"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4"/>
            <text:p text:style-name="P4"/>
          </table:table-cell>
          <table:table-cell table:style-name="Tabla1.A2" table:number-columns-spanned="2" office:value-type="string">
            <text:p text:style-name="P4"/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8">IVA 16%</text:p>
          </table:table-cell>
          <table:table-cell table:style-name="Tabla1.H2" office:value-type="string">
            <text:p text:style-name="P7">22</text:p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Table_20_Contents"/>
          </table:table-cell>
          <table:table-cell table:style-name="Tabla1.A2" table:number-columns-spanned="2" office:value-type="string">
            <text:p text:style-name="P4"/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8">TOTAL</text:p>
          </table:table-cell>
          <table:table-cell table:style-name="Tabla1.H2" office:value-type="string">
            <text:p text:style-name="P7">114,11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8:13:24.863421752</meta:creation-date>
    <dc:date>2023-11-29T08:41:13.082315709</dc:date>
    <meta:editing-duration>PT6M26S</meta:editing-duration>
    <meta:editing-cycles>1</meta:editing-cycles>
    <meta:document-statistic meta:table-count="1" meta:image-count="0" meta:object-count="0" meta:page-count="1" meta:paragraph-count="37" meta:word-count="66" meta:character-count="398" meta:non-whitespace-character-count="326"/>
    <meta:generator>LibreOffice/7.3.7.2$Linux_X86_64 LibreOffice_project/30$Build-2</meta:generator>
  </office:meta>
</office:document-meta>
</file>